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3pt" fo:font-style="italic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size-asian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size-asian="12pt" style:font-weight-asian="normal" style:font-weight-complex="normal"/>
    </style:style>
    <style:style style:name="T7" style:family="text">
      <style:text-properties fo:font-style="italic" fo:font-weight="normal" style:font-size-asian="12pt" style:font-style-asian="italic" style:font-weight-asian="normal" style:font-style-complex="italic" style:font-weight-complex="normal"/>
    </style:style>
    <style:style style:name="T8" style:family="text">
      <style:text-properties fo:font-style="italic" style:font-size-asian="12pt" style:font-style-asian="italic" style:font-style-complex="italic"/>
    </style:style>
    <style:style style:name="T9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自学报告</text:p>
      <text:p text:style-name="P2">13331231</text:p>
      <text:p text:style-name="P2">孙圣</text:p>
      <text:p text:style-name="P3">Vim：</text:p>
      <text:p text:style-name="P4"><text:tab/><text:span text:style-name="T4">由于习惯了最新的图形化界面编辑工具例如Sublime-text，刚开始接触Vim的时候觉得这个编辑器很奇怪，但还是逐渐了解了其中的一些指令。</text:span></text:p>
      <text:p text:style-name="P6"><text:tab/>一开始打开Vim的时候进入的是命令行模式，在该模式中并不能对文本进行输入的操作，但可以利用x对单个字符进行删除，也可以用dd删除整一行。有很多快捷键可以帮助快速的移动光标，比较常用的应该是$和^符号，使光标分别移动到行尾和行的开头。u可以帮助撤销之前的操作。</text:p>
      <text:p text:style-name="P6"><text:tab/>按下i之后会进入插入模式，这时候可以更加方便的对文件进行修改。如果想要回到命令行模式，按下Esc键便可。对所修改的文档进行保存需要先回到命令行模式，之后按：键进入Last line mode。在：之后输入w可以保存文件；wq可以保存并退出；q!可以强制退出。</text:p>
      <text:p text:style-name="P6"><text:tab/>对于常用的搜索字符的功能：在命令行模式中先输入/，之后输入想要查找的字符，按n可以找到下一个。</text:p>
      <text:p text:style-name="P7"/>
      <text:p text:style-name="P3">Swing &amp; Awt：</text:p>
      <text:p text:style-name="P5"><text:span text:style-name="T4"><text:tab/></text:span><text:span text:style-name="T6">Swing 和Awt是用于制作Java GUI的工具。想要制作GUI，类需要extends Jframe，这时候就能得到一个空白的框。我们可以通过</text:span><text:span text:style-name="T7">setBounds</text:span><text:span text:style-name="T6">函数来指定框的起始位置(x, y)坐标及其长和宽。之后，我们一般会建立一个大的JPanel来存放所有的元件，通过</text:span><text:span text:style-name="T7">setLayout</text:span><text:span text:style-name="T6">函数来改变它的布局。然后，我们可以根据布局建立多个Panel。我们可以利用JTextField, Jlabel, Jbutton 来分别创建文本框，标签和按钮，并把它们加入到所需要的JPanel中。我们可以通过丰富的函数例如</text:span><text:span text:style-name="T7">setPreferredSize</text:span><text:span text:style-name="T6">来修改各个元件的样式。</text:span></text:p>
      <text:p text:style-name="P5"><text:span text:style-name="T6"><text:tab/>我们可以对元件进行监听，例如：如果按钮被按下，某些相应的函数会被触发。这时候就要用到</text:span><text:span text:style-name="T7">addActionListener</text:span><text:span text:style-name="T6">。</text:span></text:p>
      <text:p text:style-name="P5"><text:span text:style-name="T6"><text:tab/>同时，我们也要通过</text:span><text:span text:style-name="T7">setDefaultCloseOperation</text:span><text:span text:style-name="T6">来保证程序的正常关闭。通过s</text:span><text:span text:style-name="T7">etVisible</text:span><text:span text:style-name="T6">来控制界面的显示。</text:span></text:p>
      <text:p text:style-name="P6"/>
      <text:p text:style-name="P3">Java语法:</text:p>
      <text:p text:style-name="P8"><text:span text:style-name="T9"><text:tab/></text:span><text:span text:style-name="T5">Java</text:span><text:span text:style-name="T1">本身的语法与C++类似，所以并不需要专门把教程的从头看到尾，只需要在不懂的地方上网查找资料解决问题即可。</text:span></text:p>
      <text:p text:style-name="P8"><text:span text:style-name="T1"><text:tab/>这次完成简单计算器的过程中运用到了数字与字符串的相互转化。例如要将字符串转为double，要用</text:span><text:span text:style-name="T2">Double.valueOf(numberString).doubleValue() </text:span><text:span text:style-name="T3">将double转为字符串，要用</text:span><text:span text:style-name="T2">Double.toString(number)。</text:span><text:span text:style-name="T3">这次也将所计算的结果保留了4位小数，但如果结果为1.2时，就显示1.2而不会显示多余的0。这是通过以下代码段实现的。</text:span></text:p>
      <text:p text:style-name="P8"><text:span text:style-name="T1"><text:tab/></text:span><text:span text:style-name="T2">BigDecimal bd = new BigDecimal(answer);</text:span></text:p>
      <text:p text:style-name="P9"><text:span text:style-name="T1"><text:tab/>double roundAns = bd.setScale(4, BigDecimal.ROUND_HALF_UP).doubleValue();</text:span></text:p>
      <text:p text:style-name="P6"/>
      <text:p text:style-name="P3"><text:soft-page-break/>Ant:</text:p>
      <text:p text:style-name="P6"><text:tab/>Ant是类似C/C++中Makefile的工具，我们可以通过写一个XML文件，来简化编译运行过程中所需要键入的指令，节约的时间。</text:p>
      <text:p text:style-name="P6"><text:tab/>&lt;project&gt;标签内为语言的主体内容，我们可以通过&lt;property&gt;来给文件路径一个变量名，之后便可以通过这个变量名来代表文件路径。</text:p>
      <text:p text:style-name="P6"><text:tab/>&lt;target&gt;可以理解为一个一个的任务，其中depends定义了依赖，即必须先执行了依赖的任务才能执行本项目。</text:p>
      <text:p text:style-name="P6"><text:tab/>一般的架构为clean, init(即，先删除所有之前存在的文件，再创建新的空文件夹)之后进行compile，利用&lt;javac&gt;标签实现，只需要指出对应的文件夹而不需要指出具体的.java文件。然后是生成jar文件，最后是执行生成好的文件。</text:p>
      <text:p text:style-name="P6"><text:tab/>还可以通过Ant与Junit整合，大大简化使用Junit过程中需要输入的繁琐命令。</text:p>
      <text:p text:style-name="P6"/>
      <text:p text:style-name="P3">Junit:</text:p>
      <text:p text:style-name="P4"><text:span text:style-name="T4"><text:tab/>利用Junit可以对已经写好的类进行测试，从而保证类没有bug，便于进一步的开发。对于需要测试的类，每一个都要有一个相对应的测试类。在测试类中，我们要先创建一个被测试类的对象。@Test代表测试的起始。之后我们要定义测试函数，测试函数不能够有参数，返回值也一定要为void。测试的一般步骤是，调用所要测试的那个函数，利用</text:span><text:span text:style-name="T8">assertEquals</text:span><text:span text:style-name="T4">方法将理想的结果与测试的函数所返回的结果进行比较。如果结果相同，则测试通过，此测试样例中该函数没有bug。如果结果不相同，则测试失败，需要修改原函数，找出bug所在。@Igonre可以避免对未完成的类进行测试。</text:span></text:p>
      <text:p text:style-name="P6"><text:tab/>调用Junit的指令较为复杂，首先用javac进行编译，通过-classpath(-cp)来指定要寻找的类的路径(即 -cp .:junit-4.X.jar)，再写出测试类的java代码名称。之后便开始执行，同样需指出classpath，后面要加入特定的一串字符(-ea org.junit.runner.JUnitCore )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4:54:45</meta:creation-date>
    <meta:generator>LibreOffice/3.5$Linux_X86_64 LibreOffice_project/350m1$Build-2</meta:generator>
    <dc:date>2015-08-19T17:03:02</dc:date>
    <meta:editing-duration>PT1H44M43S</meta:editing-duration>
    <meta:editing-cycles>54</meta:editing-cycles>
    <meta:document-statistic meta:table-count="0" meta:image-count="0" meta:object-count="0" meta:page-count="2" meta:paragraph-count="26" meta:word-count="153" meta:character-count="1998" meta:non-whitespace-character-count="2151"/>
  </office:meta>
</office:document-meta>
</file>